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7411" officeooo:paragraph-rsid="00087411"/>
    </style:style>
    <style:style style:name="P2" style:family="paragraph" style:parent-style-name="Title">
      <style:text-properties officeooo:paragraph-rsid="0011dcd7"/>
    </style:style>
    <style:style style:name="P3" style:family="paragraph" style:parent-style-name="Standard">
      <style:paragraph-properties fo:text-align="end" style:justify-single-word="false"/>
      <style:text-properties officeooo:rsid="0011dcd7" officeooo:paragraph-rsid="0011dcd7"/>
    </style:style>
    <style:style style:name="P4" style:family="paragraph" style:parent-style-name="Standard" style:list-style-name="L1">
      <style:text-properties officeooo:rsid="0012f623" officeooo:paragraph-rsid="0015735c"/>
    </style:style>
    <style:style style:name="P5" style:family="paragraph" style:parent-style-name="Standard" style:list-style-name="L1">
      <style:text-properties officeooo:rsid="0012f623" officeooo:paragraph-rsid="001d3656"/>
    </style:style>
    <style:style style:name="P6" style:family="paragraph" style:parent-style-name="Standard" style:list-style-name="L1">
      <style:text-properties officeooo:rsid="00098e13" officeooo:paragraph-rsid="0015fd4b"/>
    </style:style>
    <style:style style:name="P7" style:family="paragraph" style:parent-style-name="Standard" style:list-style-name="L1">
      <style:text-properties officeooo:rsid="00098e13" officeooo:paragraph-rsid="00098e13"/>
    </style:style>
    <style:style style:name="P8" style:family="paragraph" style:parent-style-name="Standard" style:list-style-name="L1">
      <style:text-properties officeooo:rsid="00098e13" officeooo:paragraph-rsid="0015735c"/>
    </style:style>
    <style:style style:name="P9" style:family="paragraph" style:parent-style-name="Standard" style:list-style-name="L1">
      <style:text-properties officeooo:rsid="00098e13" officeooo:paragraph-rsid="001beb34"/>
    </style:style>
    <style:style style:name="P10" style:family="paragraph" style:parent-style-name="Standard" style:list-style-name="L1">
      <style:text-properties officeooo:rsid="00098e13" officeooo:paragraph-rsid="001d3656"/>
    </style:style>
    <style:style style:name="P11" style:family="paragraph" style:parent-style-name="Standard">
      <style:text-properties officeooo:rsid="00098e13" officeooo:paragraph-rsid="00087411"/>
    </style:style>
    <style:style style:name="P12" style:family="paragraph" style:parent-style-name="Standard">
      <style:text-properties officeooo:rsid="00098e13" officeooo:paragraph-rsid="001d3656"/>
    </style:style>
    <style:style style:name="P13" style:family="paragraph" style:parent-style-name="Standard" style:list-style-name="L1">
      <style:text-properties officeooo:rsid="00087411" officeooo:paragraph-rsid="0012f623"/>
    </style:style>
    <style:style style:name="P14" style:family="paragraph" style:parent-style-name="Standard">
      <style:text-properties officeooo:rsid="00087411" officeooo:paragraph-rsid="00087411"/>
    </style:style>
    <style:style style:name="P15" style:family="paragraph" style:parent-style-name="Standard">
      <style:text-properties officeooo:rsid="00087411" officeooo:paragraph-rsid="001d3656"/>
    </style:style>
    <style:style style:name="P16" style:family="paragraph" style:parent-style-name="Standard">
      <style:text-properties officeooo:rsid="001d3656" officeooo:paragraph-rsid="001d3656"/>
    </style:style>
    <style:style style:name="P17" style:family="paragraph" style:parent-style-name="Standard" style:list-style-name="L1">
      <style:text-properties officeooo:rsid="00242a5f" officeooo:paragraph-rsid="00242a5f"/>
    </style:style>
    <style:style style:name="T1" style:family="text">
      <style:text-properties officeooo:rsid="000b14df"/>
    </style:style>
    <style:style style:name="T2" style:family="text">
      <style:text-properties officeooo:rsid="00142a22"/>
    </style:style>
    <style:style style:name="T3" style:family="text">
      <style:text-properties officeooo:rsid="001beb34"/>
    </style:style>
    <style:style style:name="T4" style:family="text">
      <style:text-properties officeooo:rsid="0020108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ragen evaluaties</text:p>
      <text:p text:style-name="P3">2018-12-1<text:span text:style-name="T3">4</text:span></text:p>
      <text:p text:style-name="P1"/>
      <text:p text:style-name="P16">7-13:</text:p>
      <text:p text:style-name="P1"/>
      <text:list xml:id="list787103217" text:style-name="L1">
        <text:list-item>
          <text:p text:style-name="P4">Hoe beval<text:span text:style-name="T2">len </text:span>de <text:span text:style-name="T2">eindpresentaties?</text:span></text:p>
        </text:list-item>
        <text:list-item>
          <text:p text:style-name="P6">Wat <text:span text:style-name="T1">is er </text:span>goed <text:span text:style-name="T1">aan de cursus</text:span>?</text:p>
        </text:list-item>
        <text:list-item>
          <text:p text:style-name="P7">Wat doet <text:span text:style-name="T3">Martin</text:span> goed?</text:p>
        </text:list-item>
        <text:list-item>
          <text:p text:style-name="P9">Wat zou <text:span text:style-name="T3">Martin </text:span>kunnen verbeteren?</text:p>
        </text:list-item>
        <text:list-item>
          <text:p text:style-name="P9">Wat doet <text:span text:style-name="T3">Anton </text:span>goed?</text:p>
        </text:list-item>
        <text:list-item>
          <text:p text:style-name="P9">Wat zou <text:span text:style-name="T3">Anton </text:span>kunnen verbeteren?</text:p>
        </text:list-item>
        <text:list-item>
          <text:p text:style-name="P9">Wat doet <text:span text:style-name="T3">Anko </text:span>goed?</text:p>
        </text:list-item>
        <text:list-item>
          <text:p text:style-name="P9">Wat zou <text:span text:style-name="T3">Anko </text:span>kunnen verbeteren?</text:p>
        </text:list-item>
        <text:list-item>
          <text:p text:style-name="P17">Tussen 19:00-20:00 komen de oudere tieners binnen. Hoe is dat?</text:p>
        </text:list-item>
        <text:list-item>
          <text:p text:style-name="P13">Hoe was de hackathon?</text:p>
        </text:list-item>
        <text:list-item>
          <text:p text:style-name="P8"><text:span text:style-name="T1">Hoe zou de cursus</text:span> verbeter<text:span text:style-name="T1">d kunnen worden</text:span>?</text:p>
        </text:list-item>
      </text:list>
      <text:p text:style-name="P11"/>
      <text:p text:style-name="P16">13+:</text:p>
      <text:p text:style-name="P15"/>
      <text:list xml:id="list142428121135000" text:continue-numbering="true" text:style-name="L1">
        <text:list-item>
          <text:p text:style-name="P5">Hoe beval<text:span text:style-name="T2">len </text:span>de <text:span text:style-name="T2">eindpresentaties?</text:span></text:p>
        </text:list-item>
        <text:list-item>
          <text:p text:style-name="P10">Wat <text:span text:style-name="T1">is er </text:span>goed <text:span text:style-name="T1">aan de cursus</text:span>?</text:p>
        </text:list-item>
        <text:list-item>
          <text:p text:style-name="P10">Wat doet <text:span text:style-name="T4">Richel</text:span> goed?</text:p>
        </text:list-item>
        <text:list-item>
          <text:p text:style-name="P10">Wat zou <text:span text:style-name="T4">Richel </text:span>kunnen verbeteren?</text:p>
        </text:list-item>
        <text:list-item>
          <text:p text:style-name="P17">Tussen 19:00-20:00 zijn de jongere kids er nog. Hoe is dat?</text:p>
        </text:list-item>
        <text:list-item>
          <text:p text:style-name="P10"><text:span text:style-name="T1">Hoe zou de cursus</text:span> verbeter<text:span text:style-name="T1">d kunnen worden</text:span>?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3:37:14.384441076</meta:creation-date>
    <dc:date>2018-12-08T14:22:21.135856480</dc:date>
    <meta:editing-duration>PT12M55S</meta:editing-duration>
    <meta:editing-cycles>26</meta:editing-cycles>
    <meta:generator>LibreOffice/5.4.6.2$Linux_X86_64 LibreOffice_project/40m0$Build-2</meta:generator>
    <meta:document-statistic meta:table-count="0" meta:image-count="0" meta:object-count="0" meta:page-count="1" meta:paragraph-count="21" meta:word-count="119" meta:character-count="638" meta:non-whitespace-character-count="557"/>
  </office:meta>
</office:document-meta>
</file>